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383cm" svg:height="11.176cm" svg:x="2.778cm" svg:y="1.508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731cm" svg:height="8.89cm" svg:x="3.567cm" svg:y="3.486cm">
          <text:p text:style-name="P2">user</text:p>
          <text:p text:style-name="P2">______________</text:p>
          <text:p text:style-name="P1"/>
          <text:p text:style-name="P1">- id int</text:p>
          <text:p text:style-name="P1">-fname varchar(50</text:p>
          <text:p text:style-name="P1">-lname varchar(100</text:p>
          <text:p text:style-name="P1">-pname varchar(50)</text:p>
          <text:p text:style-name="P1">-userlevel varchar(30)</text:p>
          <text:p text:style-name="P1">-passwd varchar(64)</text:p>
          <text:p text:style-name="P1">-createdTS date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096cm" svg:height="4.445cm" svg:x="11.949cm" svg:y="3.413cm">
          <text:p text:style-name="P2">user_img</text:p>
          <text:p text:style-name="P2">________________</text:p>
          <text:p text:style-name="P2"/>
          <text:p text:style-name="P1">-id int</text:p>
          <text:p text:style-name="P1">-uid int</text:p>
          <text:p text:style-name="P1">-img blob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6.51cm" svg:height="1.651cm" svg:x="2.778cm" svg:y="1.508cm">
          <text:p text:style-name="P2">USER DETAIL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6.383cm" svg:height="15.089cm" svg:x="2.778cm" svg:y="13.2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6.731cm" svg:height="8.89cm" svg:x="3.794cm" svg:y="15.267cm">
          <text:p text:style-name="P2"/>
          <text:p text:style-name="P2">contents</text:p>
          <text:p text:style-name="P2">_________________</text:p>
          <text:p text:style-name="P1"/>
          <text:p text:style-name="P1">-id int</text:p>
          <text:p text:style-name="P1">-title varchar(5000)</text:p>
          <text:p text:style-name="P1">-summary mediumtext</text:p>
          <text:p text:style-name="P1">-description longtext</text:p>
          <text:p text:style-name="P1">-authorid int</text:p>
          <text:p text:style-name="P1">-rating int</text:p>
          <text:p text:style-name="P1">-noofviews bigint</text:p>
          <text:p text:style-name="P1">-createdTS timestamp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45cm" svg:height="6.158cm" svg:x="11.949cm" svg:y="15.221cm">
          <text:p text:style-name="P2">comment</text:p>
          <text:p text:style-name="P2">________________</text:p>
          <text:p text:style-name="P2"/>
          <text:p text:style-name="P1">-id int</text:p>
          <text:p text:style-name="P1">-userid int</text:p>
          <text:p text:style-name="P1">-contentid int</text:p>
          <text:p text:style-name="P1">-comment mediumtext</text:p>
          <text:p text:style-name="P1">-createdts timestamp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6.51cm" svg:height="1.651cm" svg:x="2.778cm" svg:y="13.216cm">
          <text:p text:style-name="P2">CONTENTS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45cm" svg:height="5.334cm" svg:x="11.949cm" svg:y="21.828cm">
          <text:p text:style-name="P2">like</text:p>
          <text:p text:style-name="P2">________________</text:p>
          <text:p text:style-name="P2"/>
          <text:p text:style-name="P1">-userid int</text:p>
          <text:p text:style-name="P1">-commentid int</text:p>
          <text:p text:style-name="P1">-createdts timestamp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985cm" svg:height="3.429cm" svg:x="11.16cm" svg:y="8.512cm">
          <text:p text:style-name="P2">user_activity</text:p>
          <text:p text:style-name="P2">_______________</text:p>
          <text:p text:style-name="P1">-last_activity timestamp</text:p>
          <text:p text:style-name="P1">-userid int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6T09:57:51.058650644</meta:creation-date>
    <dc:date>2015-05-16T12:17:29.935678102</dc:date>
    <meta:editing-duration>PT2H3M47S</meta:editing-duration>
    <meta:editing-cycles>3</meta:editing-cycles>
    <meta:generator>LibreOffice/4.2.8.2$Linux_X86_64 LibreOffice_project/420m0$Build-2</meta:generator>
    <meta:document-statistic meta:object-count="10"/>
  </office:meta>
</office:document-meta>
</file>